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32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18" table:default-cell-style-name="Excel_20_Built-in_20_Normal"/>
        <table:table-column table:style-name="co2" table:number-columns-repeated="5" table:default-cell-style-name="Default"/>
        <table:table-row table:style-name="ro1">
          <table:table-cell table:style-name="ce1" office:value-type="string">
            <text:p>Guest Email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ethionine57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e.loughry@stx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dam.fellows@se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n.ong@wad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raig.slater@mag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amantha.binding@wor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hermin.goh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nuj.sapra@chem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xumengyun198907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obert.simion@chem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mstaquin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amonn.reading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qin.lu@chem.ac.ox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ixun.li@chem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icholas.chhabra@some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mma.stuart@hertfor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enjamin.dive@trinity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heresa.schlagheck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guharoy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a.Gavriliouk@btinternet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erGKClark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licelynch85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vid@cathcart.c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tin.evans@en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p_brown@inbox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elle_minere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than.jenko@trinit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abriel.rosser@dt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emcgow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exis.muirwatt@wor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amesStephenLittle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obel.steer@st-hilda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c.zentar@wor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n.hoskin@lm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scherj@usa.ne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rly.wheeler@brookes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ohannes.schmidt@ludwi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aurie.pycroft@ballio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pbrown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ames.phillips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asharp@brookes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rmin.thalhammer@chem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crilly@brookes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yiu.suen@sociolog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posford@parkinsons.org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hilbrant@brookes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.robson1@physic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fwondrak@brookes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ois.aspinall@wolfs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qiuli.zhang@ctsu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rapso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ja.kecma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ss@andrewsteele.co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ichael.coward@kebl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niel.perez@lincol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ladislava.chalei@stx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om.fulle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ck.ross@bn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rvind.singhal@bn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aras.mane@st-anne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aroline.phelp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yanyan.liu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iago@stat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u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drei-sorin.ilie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llydenny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drew.douglas@gt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niahasan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afal.wiewiora@pmb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mes.bennett@orie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lum.brown@univ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exander.ogilvie@pmb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nny60@live.co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smo.grant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arriet.ball@gt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ergon@math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drea.flack@zoo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sger.jakobsen@bn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rte0785@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chee88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er.fiske@ar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ena.lee@sj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USS.to.uansari@neverbox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USS.to.uansari@neverbox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ofia.piltz@linacr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n.gazzard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rina.brehony@zoo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ohsin.khan@wad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enjamin.hopkins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homas.koller@cc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mily.wendt@mag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oland.ivanyi-nagy@ndm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hloe.simpson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sz.so@st-hilda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evans6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jbright@brookes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liver.venn@queen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eith.moyse@bio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uke.freman-mills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wolf@astro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hil_Renforth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ih@fmrib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duff@fmrib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iels.martens@cc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drew.dillon@mert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na.yardley@linacre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uihui.song@material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ennifer.cable@trinit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imon23blake@yahoo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drew.elliot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nas.schluter@dt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yiminwumse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ziqian.ding@material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dia_@me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.sharman@manchester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ierre.vila@trinity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im.kruger@oxfordmarti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ANNe.debrito@st-hugh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na.watts@st-hugh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vidchantawei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loise.asto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halil.davis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oger.norum@anthro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vid.ding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ia.muller@bfriar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ulia.dahlkamp@kellog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haventietze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tin.lukacisin@ch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hnoor.naeem@keble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hiori.shakuto-neoh@sant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dam.gilbertson@anthro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niel.r.guinness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atherine.flynn@sant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nny.gowing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atie.hsih@linacr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liver.zeldin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ona.mcmurray@wolfs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annah.sleven@bioch.ox.ac.ukox.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tin.lottne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tin.lottne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ca.farcas@sj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enelope.mason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jla.zubcevic@wolfs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ayley.lees@hertfor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ainer@strubi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la_kuzma@yahoo.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erryshep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ea.carrott@wolfs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aterina.douka@rlaha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homas.gligoris@bio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n.yu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shley.nord@ballio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eanne.slater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annerichardnz@yahoo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ra.thean@wor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ona.cramer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imon.haenni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youxin.kong@mert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rnelia.roibu@som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raeme.ball@bio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san.yu@linacr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irsty.mackay@keble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a.sobczyk@linacr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ichael84p@web.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inhao.fang@eart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sion1986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velyn.chan@hertfor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rena.heise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ita.jassi@admi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eather.house@admi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ichael.youdell@bio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nesterova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nesterova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n.zealley@sens.or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larab@eart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y.kroll@ceu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ony.richmond@tiscali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yn.richmond@tiscali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tc12@mole.bio.cam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ain.inkster@sens.org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phie.robin@st-anne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aphael.chow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z.teagle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niel.lage@sj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dam_fellows@hot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ike.gorley@material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aurahares1983@hot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fia.hauck@st-hugh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er.rush@balliol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illiam.gee@st-anne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sasha.fertal@lm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ntsislav.chonev@orie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uboshe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ne.duncan@live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er.nelson@new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nye.zhao@new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ciej.malinowski@mag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owland.goodbody@st-anne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amila.hussien@oncolog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om.graham@new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icky.andrews@lincol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aomi.scott-mearn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obertsjl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hen.huang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essamy.lowe@new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wn.hollis@balliol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exandre.erler@philosophy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gnas.rubika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inh.tran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my.smith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icholas.fulton@sp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zack.hall@cc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tthew.jones@mansfiel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oseph.caruana@astro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elissa.odonoghue@st-anne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ikram.chandra@ballio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heena.loeffel@se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ryl.ho@balliol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illiam.coleman@balliol.oc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drian.stfranci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annah.long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ra.koulia@mert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oman.duda@mert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tin.bell@chem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rne.bruyneel@merto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lin.mccormack@chem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uko_andric@yahoo.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eter.o.koelle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09067128@brookes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oram.vanrheede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auren.kutler@lm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hameq@hot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ikolaos.kaplis@mag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ichael.kendall@new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om.hills@sj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ulian.few@trinit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li.naghieh@spi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anne.talbot@conte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evin.reilly@sb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.djordjevic@oxfordbrookes.ne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n_stamp12@hot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eon.musolff.1993@google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vid.owen@kebl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tthew.ball@new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annah.phillips@univ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amuel.whitehead@pmb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lexander.moss@kcl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laire.sexton@ndc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quasem1@binghamton.ed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tin.rush@magd.oxon.or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jtidy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laire.ward@mansfiel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shleyrreilly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ao.jorge@eng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na.turskaya@mansfiel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atharine.dusenbury@exeter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rie.desaintvictor@pemb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ichardthe3rd.carino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z.verzosa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icole.bernardo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ck.nicholas@bn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achel.evered@hm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y.a.a.van.damme@hum.leidenuniv.n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homas.mortimer@som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rina.bystron@dpa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onday98@Verizon.ne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ren.srinivasa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nniebarton@btinternet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van.dimov@cc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hjmilne@ucalgary.c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achan.johnson@new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.upton@open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shue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ate.milne@st-hugh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ichelle.hutchinson@exeter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rwel.pritchard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verre.myhra@material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elen.bergen@psy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usby.michael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nekathrin.meiburg@lincol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avid.wilkins@se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sraelfefer@yahoo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drew.paverd@ballio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tkyso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sha.tian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aroline.godfrey@dpa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yatesc@math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hill.putter@eng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livia.baddeley@ballio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antiago@manrique.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ary.whitlock@ctsu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mdturner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umiko.esashi@pat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th.watts@linacr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ck.kennedy@some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ia.masher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zwartvogeltje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rankmcamilleri@ao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hnnybeale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mma.jame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e.grimwade@btinternet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enrywhittaker3@yahoo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enjamin.krishna@cc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.lamm@btinternet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ill.anscombe@lincol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lizabeth.anscombe@mag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dward.anderton@oriel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icholas.hasle@mag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oby.call@mag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rehughserious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cagnan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eema.jain@se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arolina.Chocian@trinit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oanna.tung@univ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lga.liska@pat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mmacallander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arlie.jarrett-wilkins@univ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na.sofronieva@st-hilda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awrence.hill-cawthorne@law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.hainz@t-online.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laudia.couto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ennifer.juillardmaniece@bn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.Somogyi@ella.hu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orgios.hatzopoulos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tonio.espert@bioch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ictoria.furio@uv.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teptogap@hotmail.d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lackwell.alex@btinternet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enehalb@students.uni-mainz.d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tthew.reynolds@stcatz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akash.dos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iulia.mizzon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enry.luckhoo@trinit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rk.firth@se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tephanie.jaczniakowska-mcgirr@hertfor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ack.sheppard@wor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gnieszka.swiejkowska@pharm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aniel.swiejkowski@pharm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imao.laranjeira@eng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lice.redfern@worc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ethrojohnson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yanmacdonald22951@hotmail.co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ron.hickey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ouise.thompson@st-hugh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exandra.walker@linacre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lizabeth.german@univ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aroline.harrold@hertford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annah.walters@hertford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rnab@tifr.res.i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derson.ryan@oncology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coffey@brookes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rjewitt@ao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aushan-muhamedz@mail.ru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amie.graham@st-hughs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arl.Austin-Muttitt@st-hugh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lexander.deng@sjc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ohn.connell@wolfson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pooon@btinternet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hilippa.kraftl@admin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rianandrews55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anya.jaidev@new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rinivasa.raghotham@g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omi.petela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eter.bradshaw@st-hildas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SCARTI@GMAIL.CO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joanna.pennack@oriel.ox.ac.uk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ynne.cox@bioch.ox.ac.u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avidkchambers@hotmail.co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l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coles@ucla.edu</text:p>
          </table:table-cell>
          <table:table-cell table:number-columns-repeated="1023"/>
        </table:table-row>
        <table:table-row table:style-name="ro3" table:number-rows-repeated="104820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16">
      <number:text-content/>
      <style:map style:condition="value()&gt;=0" style:apply-style-name="N116P0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12:1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02-20T12:15:36</dc:date>
    <dc:creator>Andrea Loughry</dc:creator>
    <meta:editing-duration>PT1M48S</meta:editing-duration>
    <meta:editing-cycles>1</meta:editing-cycles>
    <meta:document-statistic meta:table-count="1" meta:cell-count="371" meta:object-count="0"/>
  </office:meta>
</office:document-meta>
</file>